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나눔고딕코딩" svg:font-family="나눔고딕코딩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c7e21" officeooo:paragraph-rsid="0007e70a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officeooo:rsid="00144753" officeooo:paragraph-rsid="00144753" style:font-size-asian="12pt" style:font-size-complex="12pt"/>
    </style:style>
    <style:style style:name="P3" style:family="paragraph" style:parent-style-name="Standard">
      <style:text-properties fo:font-size="12pt" officeooo:rsid="0007e70a" officeooo:paragraph-rsid="0007e70a" style:font-size-asian="12pt" style:font-size-complex="12pt"/>
    </style:style>
    <style:style style:name="P4" style:family="paragraph" style:parent-style-name="Standard">
      <style:text-properties fo:font-size="12pt" officeooo:rsid="001566d0" officeooo:paragraph-rsid="001566d0" style:font-size-asian="12pt" style:font-size-complex="12pt"/>
    </style:style>
    <style:style style:name="P5" style:family="paragraph" style:parent-style-name="Standard">
      <style:text-properties fo:font-size="12pt" officeooo:rsid="0009806c" officeooo:paragraph-rsid="0009806c" style:font-size-asian="12pt" style:font-size-complex="12pt"/>
    </style:style>
    <style:style style:name="P6" style:family="paragraph" style:parent-style-name="Standard">
      <style:text-properties fo:font-size="12pt" officeooo:rsid="000beae4" officeooo:paragraph-rsid="000beae4" style:font-size-asian="12pt" style:font-size-complex="12pt"/>
    </style:style>
    <style:style style:name="P7" style:family="paragraph" style:parent-style-name="Standard">
      <style:text-properties fo:font-size="12pt" officeooo:paragraph-rsid="001025fc" style:font-size-asian="12pt" style:font-size-complex="12pt"/>
    </style:style>
    <style:style style:name="P8" style:family="paragraph" style:parent-style-name="Standard">
      <style:text-properties fo:font-size="12pt" officeooo:rsid="001025fc" officeooo:paragraph-rsid="001025fc" style:font-size-asian="12pt" style:font-size-complex="12pt"/>
    </style:style>
    <style:style style:name="P9" style:family="paragraph" style:parent-style-name="Standard">
      <style:text-properties fo:font-size="12pt" officeooo:rsid="001b3e79" officeooo:paragraph-rsid="001b3e79" style:font-size-asian="12pt" style:font-size-complex="12pt"/>
    </style:style>
    <style:style style:name="P10" style:family="paragraph" style:parent-style-name="Standard">
      <style:text-properties officeooo:rsid="0009806c" officeooo:paragraph-rsid="0009806c"/>
    </style:style>
    <style:style style:name="P11" style:family="paragraph" style:parent-style-name="Standard">
      <style:text-properties fo:font-variant="normal" fo:text-transform="none" fo:color="#24292e" style:font-name="SFMono-Regular" fo:font-size="9.75pt" fo:letter-spacing="normal" fo:font-style="normal" fo:font-weight="normal" officeooo:rsid="0015c4f4" officeooo:paragraph-rsid="0015c4f4"/>
    </style:style>
    <style:style style:name="P12" style:family="paragraph" style:parent-style-name="Standard">
      <style:text-properties officeooo:rsid="001025fc" officeooo:paragraph-rsid="001025fc"/>
    </style:style>
    <style:style style:name="P13" style:family="paragraph" style:parent-style-name="Standard">
      <style:text-properties officeooo:rsid="00144753" officeooo:paragraph-rsid="00144753"/>
    </style:style>
    <style:style style:name="P14" style:family="paragraph" style:parent-style-name="Standard">
      <style:text-properties officeooo:rsid="0015c4f4" officeooo:paragraph-rsid="0015c4f4"/>
    </style:style>
    <style:style style:name="P15" style:family="paragraph" style:parent-style-name="Text_20_body">
      <style:text-properties officeooo:paragraph-rsid="000e3825"/>
    </style:style>
    <style:style style:name="P16" style:family="paragraph" style:parent-style-name="Text_20_body">
      <style:text-properties officeooo:rsid="001025fc" officeooo:paragraph-rsid="001025fc"/>
    </style:style>
    <style:style style:name="P17" style:family="paragraph" style:parent-style-name="Text_20_body">
      <style:text-properties fo:font-size="12pt" officeooo:rsid="0010d7d2" officeooo:paragraph-rsid="0010d7d2" style:font-size-asian="12pt" style:font-size-complex="12pt"/>
    </style:style>
    <style:style style:name="P18" style:family="paragraph" style:parent-style-name="Standard">
      <style:text-properties officeooo:rsid="001dafc3" officeooo:paragraph-rsid="001dafc3"/>
    </style:style>
    <style:style style:name="P19" style:family="paragraph" style:parent-style-name="Standard">
      <style:text-properties officeooo:rsid="00144753" officeooo:paragraph-rsid="001fa11b"/>
    </style:style>
    <style:style style:name="P20" style:family="paragraph" style:parent-style-name="Standard">
      <style:text-properties officeooo:rsid="001b3e79" officeooo:paragraph-rsid="001dafc3"/>
    </style:style>
    <style:style style:name="P21" style:family="paragraph" style:parent-style-name="Standard">
      <style:text-properties officeooo:rsid="001b3e79" officeooo:paragraph-rsid="001fa11b"/>
    </style:style>
    <style:style style:name="P22" style:family="paragraph" style:parent-style-name="Standard">
      <style:text-properties officeooo:rsid="001025fc" officeooo:paragraph-rsid="001025fc"/>
    </style:style>
    <style:style style:name="P23" style:family="paragraph" style:parent-style-name="Standard">
      <style:text-properties fo:font-size="12pt" fo:font-weight="normal" officeooo:rsid="001c7e21" officeooo:paragraph-rsid="001e60f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paragraph-rsid="001e60f6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officeooo:paragraph-rsid="001025fc" style:font-size-asian="12pt" style:font-size-complex="12pt"/>
    </style:style>
    <style:style style:name="P26" style:family="paragraph" style:parent-style-name="Standard">
      <style:text-properties fo:font-size="12pt" officeooo:rsid="000beae4" officeooo:paragraph-rsid="000beae4" style:font-size-asian="12pt" style:font-size-complex="12pt"/>
    </style:style>
    <style:style style:name="P27" style:family="paragraph" style:parent-style-name="Standard">
      <style:text-properties fo:font-variant="normal" fo:text-transform="none" fo:color="#24292e" style:font-name="SFMono-Regular" fo:font-size="9.75pt" fo:letter-spacing="normal" fo:font-style="normal" fo:font-weight="normal" officeooo:rsid="00144753" officeooo:paragraph-rsid="001fa11b"/>
    </style:style>
    <style:style style:name="P28" style:family="paragraph" style:parent-style-name="Standard">
      <style:text-properties fo:font-variant="normal" fo:text-transform="none" fo:color="#24292e" style:font-name="SFMono-Regular" fo:font-size="9.75pt" fo:letter-spacing="normal" fo:font-style="normal" fo:font-weight="normal" officeooo:rsid="0015c4f4" officeooo:paragraph-rsid="001fa11b"/>
    </style:style>
    <style:style style:name="P29" style:family="paragraph" style:parent-style-name="Standard">
      <style:text-properties officeooo:rsid="0015c4f4" officeooo:paragraph-rsid="001fa11b"/>
    </style:style>
    <style:style style:name="P3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rsid="00255140" officeooo:paragraph-rsid="001e60f6"/>
    </style:style>
    <style:style style:name="P3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12pt" fo:font-weight="normal" officeooo:paragraph-rsid="001e60f6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paragraph-rsid="001e60f6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e60f6"/>
    </style:style>
    <style:style style:name="P34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  <style:text-properties officeooo:rsid="001025fc" officeooo:paragraph-rsid="001e60f6"/>
    </style:style>
    <style:style style:name="P35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  <style:text-properties officeooo:paragraph-rsid="001e60f6"/>
    </style:style>
    <style:style style:name="P36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officeooo:paragraph-rsid="001e60f6"/>
    </style:style>
    <style:style style:name="T1" style:family="text">
      <style:text-properties fo:font-variant="normal" fo:text-transform="none" fo:color="#24292e" style:font-name="SFMono-Regular" fo:letter-spacing="normal" fo:font-style="normal" fo:font-weight="normal" officeooo:rsid="000beae4"/>
    </style:style>
    <style:style style:name="T2" style:family="text">
      <style:text-properties fo:font-variant="normal" fo:text-transform="none" fo:color="#24292e" style:font-name="SFMono-Regular" fo:letter-spacing="normal" fo:font-style="normal" fo:font-weight="normal" officeooo:rsid="001025fc"/>
    </style:style>
    <style:style style:name="T3" style:family="text">
      <style:text-properties fo:font-variant="normal" fo:text-transform="none" fo:color="#24292e" style:font-name="SFMono-Regular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24292e" style:font-name="SFMono-Regular" fo:font-size="12pt" fo:letter-spacing="normal" fo:font-style="normal" fo:font-weight="normal" officeooo:rsid="000beae4" style:font-size-asian="12pt" style:font-size-complex="12pt"/>
    </style:style>
    <style:style style:name="T5" style:family="text">
      <style:text-properties fo:font-variant="normal" fo:text-transform="none" fo:color="#24292e" style:font-name="SFMono-Regular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4292e" style:font-name="SFMono-Regular" fo:font-size="12pt" fo:letter-spacing="normal" fo:font-style="normal" fo:font-weight="normal" officeooo:rsid="0025514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4292e" style:font-name="SFMono-Regular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 fo:padding="0cm" fo:border="none"/>
    </style:style>
    <style:style style:name="T8" style:family="text">
      <style:text-properties fo:font-variant="normal" fo:text-transform="none" fo:color="#24292e" style:font-name="SFMono-Regular" fo:font-size="12pt" fo:letter-spacing="normal" fo:font-style="normal" fo:font-weight="normal" officeooo:rsid="00255140" fo:background-color="transparent" loext:char-shading-value="0" style:font-size-asian="12pt" style:font-weight-asian="normal" style:font-size-complex="12pt" style:font-weight-complex="normal" fo:padding="0cm" fo:border="none"/>
    </style:style>
    <style:style style:name="T9" style:family="text">
      <style:text-properties fo:font-variant="normal" fo:text-transform="none" fo:color="#24292e" style:font-name="apple-system" fo:letter-spacing="normal" fo:font-style="normal"/>
    </style:style>
    <style:style style:name="T10" style:family="text">
      <style:text-properties fo:font-variant="normal" fo:text-transform="none" fo:color="#24292e" style:font-name="apple-system" fo:letter-spacing="normal" fo:font-style="normal" officeooo:rsid="001cabcc"/>
    </style:style>
    <style:style style:name="T11" style:family="text">
      <style:text-properties fo:font-variant="normal" fo:text-transform="none" fo:color="#24292e" style:font-name="apple-system" fo:letter-spacing="normal" fo:font-style="normal" officeooo:rsid="001e60f6"/>
    </style:style>
    <style:style style:name="T12" style:family="text">
      <style:text-properties fo:font-variant="normal" fo:text-transform="none" fo:color="#24292e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officeooo:rsid="001566d0"/>
    </style:style>
    <style:style style:name="T16" style:family="text">
      <style:text-properties officeooo:rsid="001a2f66"/>
    </style:style>
    <style:style style:name="T17" style:family="text">
      <style:text-properties officeooo:rsid="001b3e79"/>
    </style:style>
    <style:style style:name="T18" style:family="text">
      <style:text-properties officeooo:rsid="001dafc3"/>
    </style:style>
    <style:style style:name="T19" style:family="text">
      <style:text-properties officeooo:rsid="001fa1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vironment: Ubuntu 14.04</text:p>
      <text:p text:style-name="P1"/>
      <text:p text:style-name="P2"><text:span text:style-name="T15">1. </text:span>Install cflib</text:p>
      <text:p text:style-name="P3"/>
      <text:p text:style-name="P4">(If there is no pip)</text:p>
      <text:p text:style-name="P3">sudo apt-get install python-pip</text:p>
      <text:p text:style-name="P3"/>
      <text:p text:style-name="P10"><text:span text:style-name="T13">git clone </text:span><text:a xlink:type="simple" xlink:href="https://github.com/bitcraze/crazyflie-lib-python.git"><text:span text:style-name="T13">https://github.com/bitcraze/crazyflie-lib-python.git</text:span></text:a></text:p>
      <text:p text:style-name="P5"/>
      <text:p text:style-name="P6">sudo pip install -e &lt;path/to&gt;/crazyflie-lib-python/ </text:p>
      <text:p text:style-name="P6"/>
      <text:p text:style-name="P6"/>
      <text:p text:style-name="P9">[ 이 괄호 부분은 왜 하는지 모르겠음</text:p>
      <text:p text:style-name="P15"><text:span text:style-name="Source_20_Text"><text:span text:style-name="T4">pip install virtualenv</text:span></text:span></text:p>
      <text:p text:style-name="P15"><text:span text:style-name="Source_20_Text"><text:span text:style-name="T3">virtualenv venv</text:span></text:span></text:p>
      <text:p text:style-name="P15"><text:span text:style-name="Source_20_Text"><text:span text:style-name="T3">source venv/bin/activate</text:span></text:span></text:p>
      <text:p text:style-name="P17">(이거 하면 terminal 에서 (venv)라고 옆에 붙음)<text:span text:style-name="T17">]</text:span></text:p>
      <text:p text:style-name="P7"/>
      <text:p text:style-name="P7"><text:span text:style-name="T2">cd </text:span><text:span text:style-name="T1">&lt;path/to&gt;/crazyflie-lib-python/ </text:span></text:p>
      <text:p text:style-name="P8"/>
      <text:p text:style-name="P16"><text:span text:style-name="Source_20_Text"><text:span text:style-name="T3">pip install -r requirements.txt</text:span></text:span></text:p>
      <text:p text:style-name="P24"/>
      <text:p text:style-name="P24"><text:span text:style-name="T11">(</text:span><text:span text:style-name="T9">Setting udev permissions </text:span><text:span text:style-name="T10">for crazy radio)</text:span></text:p>
      <text:p text:style-name="P23"/>
      <text:p text:style-name="P35"><text:span text:style-name="Source_20_Text"><text:span text:style-name="T7">sudo groupadd plugdev</text:span></text:span></text:p>
      <text:p text:style-name="P36"><text:span text:style-name="Source_20_Text"><text:span text:style-name="T7">sudo usermod -a -G plugdev &lt;user name&gt;</text:span></text:span><text:span text:style-name="Source_20_Text"><text:span text:style-name="T8"> (e.g. jungwon)</text:span></text:span></text:p>
      <text:p text:style-name="P30"><text:span text:style-name="T14">sudo gedit </text:span><text:span text:style-name="Source_20_Text"><text:span text:style-name="T5">/etc/udev/rules.d/99-crazyradio.rules</text:span></text:span><text:span text:style-name="T12">  </text:span></text:p>
      <text:p text:style-name="P31"/>
      <text:p text:style-name="P32">add the following:</text:p>
      <text:p text:style-name="P35"><text:span text:style-name="Source_20_Text"><text:span text:style-name="T7">SUBSYSTEM=="usb", ATTRS{idVendor}=="1915", ATTRS{idProduct}=="7777", MODE="0664", GROUP="plugdev"</text:span></text:span></text:p>
      <text:p text:style-name="P31"/>
      <text:p text:style-name="P32">To connect Crazyflie 2.0 via usb</text:p>
      <text:p text:style-name="P33"/>
      <text:p text:style-name="P33"><text:span text:style-name="Source_20_Text"><text:span text:style-name="T6">sudo gedit </text:span></text:span><text:span text:style-name="Source_20_Text"><text:span text:style-name="T5">/etc/udev/rules.d/99-crazyflie.rules</text:span></text:span><text:span text:style-name="T12"> </text:span></text:p>
      <text:p text:style-name="P33"/>
      <text:p text:style-name="P32">and add the following:</text:p>
      <text:p text:style-name="P34"><text:span text:style-name="Source_20_Text"><text:span text:style-name="T7">SUBSYSTEM=="usb", ATTRS{idVendor}=="0483", ATTRS{idProduct}=="5740", MODE="0664", GROUP="plugdev"</text:span></text:span></text:p>
      <text:p text:style-name="P12"/>
      <text:p text:style-name="P12"/>
      <text:p text:style-name="P18"><text:span text:style-name="T19">2</text:span>. Install <text:span text:style-name="T19">Crazyflie PC client</text:span></text:p>
      <text:p text:style-name="P18"/>
      <text:p text:style-name="P12"/>
      <text:p text:style-name="P12"><text:soft-page-break/></text:p>
      <text:p text:style-name="P12"/>
      <text:p text:style-name="P29"><text:span text:style-name="T19">3</text:span>. Execute python script</text:p>
      <text:p text:style-name="P29"/>
      <text:p text:style-name="P28"><text:span text:style-name="T18">//[</text:span>source venv/bin/activate<text:span text:style-name="T18">]</text:span></text:p>
      <text:p text:style-name="P28"/>
      <text:p text:style-name="P28">python <text:span text:style-name="T16">&lt;script that you want&gt; (e.g. python </text:span>examples/basiclog<text:span text:style-name="T16">)</text:span></text:p>
      <text:p text:style-name="P28"/>
      <text:p text:style-name="P28">//<text:span text:style-name="T18">[</text:span>deactivate<text:span text:style-name="T18">]</text:span></text:p>
      <text:p text:style-name="P19"/>
      <text:p text:style-name="P21">(activate 하면 오히려 안됨 괄호부분 생략하고 그냥 스크립트 실행할 것)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나눔고딕코딩" svg:font-family="나눔고딕코딩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나눔고딕코딩" style:font-family-asian="나눔고딕코딩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나눔고딕코딩" style:font-family-asian="나눔고딕코딩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6:15:49.701048235</meta:creation-date>
    <meta:generator>LibreOffice/4.2.8.2$Linux_X86_64 LibreOffice_project/420m0$Build-2</meta:generator>
    <dc:date>2018-02-28T10:14:56.630522024</dc:date>
    <meta:editing-duration>PT23M17S</meta:editing-duration>
    <meta:editing-cycles>28</meta:editing-cycles>
    <meta:document-statistic meta:table-count="0" meta:image-count="0" meta:object-count="0" meta:page-count="2" meta:paragraph-count="29" meta:word-count="161" meta:character-count="1070" meta:non-whitespace-character-count="967"/>
  </office:meta>
</office:document-meta>
</file>